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4DE586AE988B75F964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color="#ffffff" loext:opacity="100%" officeooo:rsid="000193c3" officeooo:paragraph-rsid="000193c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2cm" svg:y="-0.233cm" svg:width="20.999cm" svg:height="26.162cm" draw:z-index="0"><draw:image xlink:href="Pictures/10000000000003E8000004DE586AE988B75F9645.jpg" xlink:type="simple" xlink:show="embed" xlink:actuate="onLoad" draw:mime-type="image/jpeg"/></draw:frame>FOTO DE F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4:03:34.169381004</meta:creation-date>
    <meta:generator>LibreOffice/7.5.7.1$Linux_X86_64 LibreOffice_project/50$Build-1</meta:generator>
    <dc:date>2023-11-12T14:19:47.986092111</dc:date>
    <meta:editing-duration>PT16M14S</meta:editing-duration>
    <meta:editing-cycles>1</meta:editing-cycles>
    <meta:document-statistic meta:table-count="0" meta:image-count="1" meta:object-count="0" meta:page-count="1" meta:paragraph-count="1" meta:word-count="3" meta:character-count="12" meta:non-whitespace-character-count="10"/>
  </office:meta>
</office:document-meta>
</file>